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3.506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3.333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Bienvenu!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66cm" svg:y="3.839cm" presentation:class="title" presentation:user-transformed="true">
          <draw:text-box>
            <text:p>Principales technologies utilisées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Javascript</text:p>
                <text:list>
                  <text:list-item>
                    <text:p>Function</text:p>
                  </text:list-item>
                  <text:list-item>
                    <text:p>if/else</text:p>
                  </text:list-item>
                </text:list>
              </text:list-item>
              <text:list-item>
                <text:p>Regex Pattern</text:p>
              </text:list-item>
              <text:list-item>
                <text:p>Goog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7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 presentation:placeholder="true">
          <draw:text-box/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00:25:39.804197556</meta:creation-date>
    <meta:editing-duration>PT11M33S</meta:editing-duration>
    <meta:editing-cycles>2</meta:editing-cycles>
    <meta:generator>LibreOffice/6.4.7.2$Linux_X86_64 LibreOffice_project/40$Build-2</meta:generator>
    <dc:title>Focus</dc:title>
    <dc:date>2021-11-25T00:37:12.642853329</dc:date>
    <meta:document-statistic meta:object-count="73"/>
  </office:meta>
</office:document-meta>
</file>